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P5" style:family="paragraph" style:parent-style-name="Text_20_body">
      <style:text-properties fo:color="#000000" fo:font-weight="normal" style:font-weight-asian="normal" style:font-weight-complex="normal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hora instalamos las librerias necesarias para el registro de sensores y soporte <text:span text:style-name="Strong_20_Emphasis">prelude – snort</text:span>:</text:p>
      <text:p text:style-name="P5"/>
      <text:p text:style-name="P5"/>
      <text:p text:style-name="P5">root@boromir:/etc/default# apt-get install libgnutls-dev python lua50 libprelude-dev libpreludedb-dev</text:p>
      <text:p text:style-name="P5">Leyendo lista de paquetes... Hecho</text:p>
      <text:p text:style-name="P5">Creando árbol de dependencias <text:s text:c="6"/></text:p>
      <text:p text:style-name="P5">Leyendo la información de estado... Hecho</text:p>
      <text:p text:style-name="P5">python ya está en su versión más reciente.</text:p>
      <text:p text:style-name="P5">Se instalarán los siguientes paquetes extras:</text:p>
      <text:p text:style-name="P5"><text:s text:c="2"/>libgcrypt11-dev libgpg-error-dev liblua50 liblualib50 libtasn1-3-dev zlib1g-dev</text:p>
      <text:p text:style-name="P5">Paquetes sugeridos:</text:p>
      <text:p text:style-name="P5"><text:s text:c="2"/>libgcrypt11-doc gnutls-doc gnutls-bin guile-gnutls</text:p>
      <text:p text:style-name="P5">Se instalarán los siguientes paquetes NUEVOS:</text:p>
      <text:p text:style-name="P5"><text:s text:c="2"/>libgcrypt11-dev libgnutls-dev libgpg-error-dev liblua50 liblualib50 libprelude-dev libpreludedb-dev libtasn1-3-dev lua50 zlib1g-dev</text:p>
      <text:p text:style-name="P5">0 actualizados, 10 se instalarán, 0 para eliminar y 0 no actualizados.</text:p>
      <text:p text:style-name="P5">Necesito descargar 2201 kB de archivos.</text:p>
      <text:p text:style-name="P5">Se utilizarán 5865 kB de espacio de disco adicional después de esta operación.</text:p>
      <text:p text:style-name="P5">¿Desea continuar [S/n]?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Devanagar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7T12:03:32</meta:creation-date>
    <meta:generator>LibreOffice/3.3$Unix LibreOffice_project/330m19$Build-401</meta:generator>
    <dc:date>2012-02-28T18:49:37</dc:date>
    <dc:creator>Manuel Campos</dc:creator>
    <meta:editing-duration>PT18H3M1S</meta:editing-duration>
    <meta:editing-cycles>14</meta:editing-cycles>
    <meta:document-statistic meta:table-count="0" meta:image-count="0" meta:object-count="0" meta:page-count="1" meta:paragraph-count="16" meta:word-count="114" meta:character-count="952"/>
  </office:meta>
</office:document-meta>
</file>